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ohit Hindi" svg:font-family="'Lohit Hindi'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style:font-name="Courier New"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style:font-name="F"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Century Schoolbook 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font-name="F" fo:font-size="12pt"/>
    </style:style>
    <style:style style:name="T7" style:family="text">
      <style:text-properties style:font-name="FreeMono" fo:font-size="10pt" style:font-size-asian="10pt" style:font-size-complex="10pt"/>
    </style:style>
    <style:style style:name="T8" style:family="text">
      <style:text-properties style:font-name="FreeMono" fo:font-size="10pt" fo:font-style="italic" style:font-size-asian="10pt" style:font-style-asian="italic" style:font-size-complex="10pt" style:font-style-complex="italic"/>
    </style:style>
    <style:style style:name="gr1" style:family="graphic">
      <style:graphic-properties draw:fill="solid" draw:fill-color="#e6e6e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Fin_20_de_20_lí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end="Fin_20_de_20_línea_20_1" draw:fill="none" draw:fill-color="#ffffff" fo:min-height="0.6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start="Fin_20_de_20_línea_20_2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marker-end="Fin_20_de_20_línea_20_1" draw:fill="none" draw:fill-color="#ffffff" fo:min-height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marker-start="" draw:marker-end="Fin_20_de_20_lí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Fine_20_Dashed_20__28_var_29_" svg:stroke-color="#000000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0.592cm" svg:height="6.734cm" svg:x="7.532cm" svg:y="4.888cm"><text:p/><draw:enhanced-geometry svg:viewBox="0 0 21600 21600" draw:type="rectangle" draw:enhanced-path="M 0 0 L 21600 0 21600 21600 0 21600 0 0 Z N"/></draw:custom-shape><draw:line text:anchor-type="paragraph" draw:z-index="1" draw:style-name="gr2" draw:text-style-name="P1" svg:x1="7.796cm" svg:y1="3.706cm" svg:x2="7.796cm" svg:y2="4.888cm"><text:p/></draw:line><draw:rect text:anchor-type="paragraph" draw:z-index="2" draw:style-name="gr3" draw:text-style-name="P1" svg:width="4.52cm" svg:height="1.243cm" svg:x="5.554cm" svg:y="2.464cm"><text:p text:style-name="P1">:Usuario</text:p></draw:rect><draw:line text:anchor-type="paragraph" draw:z-index="3" draw:style-name="gr4" draw:text-style-name="P1" svg:x1="-0.559cm" svg:y1="4.888cm" svg:x2="7.532cm" svg:y2="4.888cm"><text:p/></draw:line><draw:rect text:anchor-type="paragraph" draw:z-index="5" draw:style-name="gr3" draw:text-style-name="P1" svg:width="4.52cm" svg:height="1.243cm" svg:x="14.143cm" svg:y="2.464cm"><text:p text:style-name="P1">:Grupo</text:p></draw:rect><draw:frame text:anchor-type="paragraph" draw:z-index="4" draw:style-name="gr5" draw:text-style-name="P2" svg:width="7.453cm" svg:height="0.803cm" svg:x="-0.245cm" svg:y="4.085cm"><draw:text-box><text:p><text:span text:style-name="T3">agregarFoto:</text:span><text:span text:style-name="T4">unaFoto</text:span><text:span text:style-name="T3"> <text:s/>compartiendolaCon:</text:span><text:span text:style-name="T4">unGrupo</text:span></text:p></draw:text-box></draw:frame><draw:line text:anchor-type="paragraph" draw:z-index="6" draw:style-name="gr6" draw:text-style-name="P1" svg:x1="8.123cm" svg:y1="6.389cm" svg:x2="9.926cm" svg:y2="6.389cm"><text:p/></draw:line><draw:line text:anchor-type="paragraph" draw:z-index="7" draw:style-name="gr7" draw:text-style-name="P1" svg:x1="9.925cm" svg:y1="5.389cm" svg:x2="9.925cm" svg:y2="6.389cm"><text:p/></draw:line><draw:line text:anchor-type="paragraph" draw:z-index="8" draw:style-name="gr2" draw:text-style-name="P1" svg:x1="7.796cm" svg:y1="11.707cm" svg:x2="7.796cm" svg:y2="12.889cm"><text:p/></draw:line><draw:frame text:anchor-type="paragraph" draw:z-index="9" draw:style-name="gr8" draw:text-style-name="P3" svg:width="4.072cm" svg:height="0.403cm" svg:x="10.047cm" svg:y="5.704cm"><draw:text-box><text:p><text:span text:style-name="T3">buscarGrupo:</text:span><text:span text:style-name="T4">unGrupo</text:span></text:p></draw:text-box></draw:frame><draw:line text:anchor-type="paragraph" draw:z-index="10" draw:style-name="gr9" draw:text-style-name="P1" svg:x1="8.123cm" svg:y1="7.486cm" svg:x2="16.098cm" svg:y2="7.486cm"><text:p/></draw:line><draw:custom-shape text:anchor-type="paragraph" draw:z-index="11" draw:style-name="gr1" svg:width="0.592cm" svg:height="2.096cm" svg:x="16.097cm" svg:y="7.486cm"><text:p/><draw:enhanced-geometry svg:viewBox="0 0 21600 21600" draw:type="rectangle" draw:enhanced-path="M 0 0 L 21600 0 21600 21600 0 21600 0 0 Z N"/></draw:custom-shape><draw:line text:anchor-type="paragraph" draw:z-index="12" draw:style-name="gr2" draw:text-style-name="P1" svg:x1="16.355cm" svg:y1="3.706cm" svg:x2="16.364cm" svg:y2="7.486cm"><text:p/></draw:line><draw:line text:anchor-type="paragraph" draw:z-index="13" draw:style-name="gr2" draw:text-style-name="P1" svg:x1="16.384cm" svg:y1="9.582cm" svg:x2="16.384cm" svg:y2="10.764cm"><text:p/></draw:line><draw:frame text:anchor-type="paragraph" draw:z-index="14" draw:style-name="gr5" draw:text-style-name="P2" svg:width="4.183cm" svg:height="0.62cm" svg:x="10.232cm" svg:y="7.086cm"><draw:text-box><text:p><text:span text:style-name="T3">agregarFoto:</text:span><text:span text:style-name="T4">unaFoto</text:span></text:p></draw:text-box></draw:frame><draw:line text:anchor-type="paragraph" draw:z-index="15" draw:style-name="gr7" draw:text-style-name="P1" svg:x1="18.521cm" svg:y1="7.98cm" svg:x2="18.521cm" svg:y2="8.98cm"><text:p/></draw:line><draw:line text:anchor-type="paragraph" draw:z-index="16" draw:style-name="gr7" draw:text-style-name="P1" svg:x1="8.123cm" svg:y1="5.389cm" svg:x2="9.926cm" svg:y2="5.389cm"><text:p/></draw:line><draw:line text:anchor-type="paragraph" draw:z-index="17" draw:style-name="gr7" draw:text-style-name="P1" svg:x1="16.718cm" svg:y1="7.98cm" svg:x2="18.521cm" svg:y2="7.98cm"><text:p/></draw:line><draw:line text:anchor-type="paragraph" draw:z-index="18" draw:style-name="gr6" draw:text-style-name="P1" svg:x1="16.688cm" svg:y1="8.98cm" svg:x2="18.521cm" svg:y2="8.98cm"><text:p/></draw:line><draw:frame text:anchor-type="paragraph" draw:z-index="19" draw:style-name="gr5" draw:text-style-name="P2" svg:width="4.183cm" svg:height="0.62cm" svg:x="18.643cm" svg:y="8.262cm"><draw:text-box><text:p><text:span text:style-name="T3">agregarFoto:</text:span><text:span text:style-name="T4">unaFoto</text:span></text:p></draw:text-box></draw:frame><draw:line text:anchor-type="paragraph" draw:z-index="20" draw:style-name="gr10" draw:text-style-name="P1" svg:x1="16.098cm" svg:y1="9.581cm" svg:x2="8.123cm" svg:y2="9.581cm"><text:p/></draw:line><draw:frame text:anchor-type="paragraph" draw:z-index="21" draw:style-name="gr11" draw:text-style-name="P4" svg:width="11.563cm" svg:height="1.668cm" svg:x="0.834cm" svg:y="-0.072cm"><draw:text-box><text:p text:style-name="P4"><text:span text:style-name="T5">Diagrama de secuencia</text:span></text:p><text:p text:style-name="P4"><text:span text:style-name="T6"><text:s/></text:span><text:span text:style-name="T7">#</text:span><text:span text:style-name="T8">agregarFoto: () compartiendolaCon: (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ohit Hindi" svg:font-family="'Lohit Hindi'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styles>
    <draw:marker draw:name="Fin_20_de_20_línea_20_1" draw:display-name="Fin de línea 1" svg:viewBox="0 0 1122 2243" svg:d="m0 2108v17 17l12 42 30 34 38 21 43 4 29-8 30-21 25-26 13-34 343-1532 339 1520 13 42 29 34 39 21 42 4 42-12 34-30 21-42v-39-12l-4 4-440-1998-9-42-25-39-38-25-43-8-42 8-38 25-26 39-8 42z"/>
    <draw:marker draw:name="Fin_20_de_20_línea_20_2" draw:display-name="Fin de línea 2" svg:viewBox="0 0 3000 3000" svg:d="m1500 0 1500 2789v211h-114l-1286-2392v2392h-200v-2392l-1286 2392h-114v-21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ias </meta:initial-creator>
    <meta:creation-date>2012-11-18T18:11:58</meta:creation-date>
    <dc:date>2012-11-26T17:13:04</dc:date>
    <meta:editing-duration>PT13M40S</meta:editing-duration>
    <meta:editing-cycles>8</meta:editing-cycles>
    <meta:generator>LibreOffice/3.5$Linux_x86 LibreOffice_project/350m1$Build-2</meta:generator>
    <meta:print-date>2012-11-26T17:11:59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